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T1" style:family="text">
      <style:text-properties fo:color="#c92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lusão</text:p>
      <text:p text:style-name="Standard">De maneira geral, a pesquisa apresentou resultados satisfatórios. Assim como esperado, o stress dos alunos aumentou e os valores do excitement dos alunos N1 e N2 reduziram ao longo das coletas.</text:p>
      <text:p text:style-name="Standard"><text:s/>O aluno N3 apresentou resultados com alterações exageradas nas emoções stress, relaxation e excitement, ou seja, quando os outros alunos apresentavam uma redução, por exemplo, o aluno N3 reduziria a mesma emoção em maiores proporções. <text:span text:style-name="T1">Uma possível conclusão para tal é o voluntário N3 ser uma pessoa mais suscetível a alterações emocionais <text:s/>ou mesmo ter uma vida mais conturbada que os demais participantes. </text:span></text:p>
      <text:p text:style-name="Standard">Observando cada emoção individualmente segue que:</text:p>
      <text:list xml:id="list842824008" text:style-name="WWNum1">
        <text:list-item>
          <text:p text:style-name="P2">Stress: Sendo uma das emoções mais importantes para essa pesquisa, o stress apresentou o resultado esperado. <text:s/>Possui um crescimento constante ao longo das coletas com um desvio padrão de aproximadamente 33% incluindo o aluno N3 e 23% ao desconsiderarmos N3.</text:p>
        </text:list-item>
        <text:list-item>
          <text:p text:style-name="P2">Focus: O focus teve comportamento diferente em cada um dos participantes. Possuindo pouca variação do inicio ao fim da pesquisa, como pode ser observado pelo desvio padrão de apenas 11%.</text:p>
        </text:list-item>
        <text:list-item>
          <text:p text:style-name="P2">Relaxation: Outra emoção importante para a pesquisa, <text:s/>a qual apresentou resultados controversos devido ao constante aumento de seus valores ao longo das coletas. <text:span text:style-name="T1">Uma possível interpretação para os valores seria que os alunos se tornaram mais familiarizados com o ambiente universitário o que resultou no aumento de sua relaxation. </text:span><text:s/>A emoção não apresentou grandes alterações ao longo do tempo, visto que seu desvio padrão foi de aproximadamente 7% desconsiderando o aluno N3 e de 14% se o incluirmos nos cálculos.</text:p>
        </text:list-item>
        <text:list-item>
          <text:p text:style-name="P2">Interest: Essa emoção não apresentou grandes alterações ao longo das coletas. Seus valores tiveram pequenas variações e seu desvio padrão é o menor dentre todos os sentimentos da pesquisa, aproximadamente 7% mesmo considerando o aluno N3.</text:p>
        </text:list-item>
        <text:list-item>
          <text:p text:style-name="P2">Excitement: O sentimento apresentou alterações significativas no aluno N3, um grande aumento no valor da primeira para ultima coleta, mesmo com algumas baixas durante o período observado. Os alunos N1 e N2 mostraram redução na emoção ao longo do tempo, o que pode indicar desinteresse pelo curso ao passarem pela experiência do primeiro e segundo períodos. O desvio padrão da emoção é cerca de 14% considerando o voluntário N3 e de 12% sem inclui-lo no cálculo.</text:p>
        </text:list-item>
        <text:list-item>
          <text:p text:style-name="P2">Engagement: Nesse sentimento os alunos N2 e N4 apresentaram grande mudança da coleta 1 para a coleta 3, um aumento de 56% . Enquanto os aluno N1 e N3 não tiveram <text:s/>grandes alterações em seus valores. O desvio padrão geral é de cerca de 21%, no entanto ao agrupar os alunos em grupos nos quais, N1 e N3 compõem o grupo 1 e <text:s/>N2 e N4 o grupo 2. Temos um desvio de 6% para o grupo 1 <text:s/>e <text:s/>30% para o grupo 2, dessa forma se torna visível que os alunos N1 e N3 de fato não tiveram alterações significativas em seus valores, diferentemente dos alunos N2 e N4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augusto ferreira de castro</meta:initial-creator>
    <meta:editing-cycles>3</meta:editing-cycles>
    <meta:creation-date>2019-07-29T17:24:00</meta:creation-date>
    <dc:date>2019-09-19T17:17:25.737028728</dc:date>
    <meta:editing-duration>PT3H47M39S</meta:editing-duration>
    <meta:generator>LibreOffice/6.2.6.2$Linux_X86_64 LibreOffice_project/20$Build-2</meta:generator>
    <meta:document-statistic meta:table-count="0" meta:image-count="0" meta:object-count="0" meta:page-count="1" meta:paragraph-count="10" meta:word-count="479" meta:character-count="2871" meta:non-whitespace-character-count="23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